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580000001F84D8045FF773DCF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wiss"/>
    <style:font-face style:name="Noto Sans CJK SC1" svg:font-family="'Noto Sans CJK SC'"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1" svg:font-family="'Times New Roman Bold'" style:font-family-generic="system" style:font-pitch="variable"/>
    <style:font-face style:name="Times New Roman1" svg:font-family="'Times New Roman'" style:font-family-generic="system" style:font-pitch="variable"/>
    <style:font-face style:name="Wingdings" svg:font-family="Wingdings" style:font-charset="x-symbol"/>
    <style:font-face style:name="aakar" svg:font-family="aakar"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黑体" svg:font-family="黑体" style:font-family-generic="system" style:font-pitch="variable"/>
  </office:font-face-decls>
  <office:automatic-styles>
    <style:style style:name="表格1" style:family="table">
      <style:table-properties style:width="15.044cm" fo:margin-top="0cm" fo:margin-bottom="0cm" table:align="center" style:writing-mode="lr-tb"/>
    </style:style>
    <style:style style:name="表格1.A" style:family="table-column">
      <style:table-column-properties style:column-width="3.067cm"/>
    </style:style>
    <style:style style:name="表格1.B" style:family="table-column">
      <style:table-column-properties style:column-width="11.977cm"/>
    </style:style>
    <style:style style:name="表格1.1" style:family="table-row">
      <style:table-row-properties fo:keep-together="auto"/>
    </style:style>
    <style:style style:name="表格1.A1" style:family="table-cell">
      <style:table-cell-properties fo:background-color="#d8d8d8" fo:padding-left="0.191cm" fo:padding-right="0.191cm" fo:padding-top="0cm" fo:padding-bottom="0cm" fo:border-left="0.5pt solid #000000" fo:border-right="1pt fine-dashed #000000" fo:border-top="0.5pt solid #000000" fo:border-bottom="1pt fine-dashed #000000" style:writing-mode="lr-tb">
        <style:background-image/>
      </style:table-cell-properties>
    </style:style>
    <style:style style:name="表格1.B1" style:family="table-cell">
      <style:table-cell-properties fo:background-color="#d8d8d8" fo:padding-left="0.191cm" fo:padding-right="0.191cm" fo:padding-top="0cm" fo:padding-bottom="0cm" fo:border-left="1pt fine-dashed #000000" fo:border-right="0.5pt solid #000000" fo:border-top="0.5pt solid #000000" fo:border-bottom="1pt fine-dashed #000000" style:writing-mode="lr-tb">
        <style:background-image/>
      </style:table-cell-properties>
    </style:style>
    <style:style style:name="表格1.A2" style:family="table-cell">
      <style:table-cell-properties fo:background-color="#d8d8d8" fo:padding-left="0.191cm" fo:padding-right="0.191cm" fo:padding-top="0cm" fo:padding-bottom="0cm" fo:border-left="0.5pt solid #000000" fo:border-right="1pt fine-dashed #000000" fo:border-top="1pt fine-dashed #000000" fo:border-bottom="0.5pt solid #000000" style:writing-mode="lr-tb">
        <style:background-image/>
      </style:table-cell-properties>
    </style:style>
    <style:style style:name="表格1.B2" style:family="table-cell">
      <style:table-cell-properties fo:background-color="#d8d8d8" fo:padding-left="0.191cm" fo:padding-right="0.191cm" fo:padding-top="0cm" fo:padding-bottom="0cm" fo:border-left="1pt fine-dashed #000000" fo:border-right="0.5pt solid #000000" fo:border-top="1pt fine-dashed #000000" fo:border-bottom="0.5pt solid #000000" style:writing-mode="lr-tb">
        <style:background-image/>
      </style:table-cell-properties>
    </style:style>
    <style:style style:name="P1" style:family="paragraph" style:parent-style-name="Header">
      <style:paragraph-properties fo:text-align="start" style:justify-single-word="false"/>
    </style:style>
    <style:style style:name="P2" style:family="paragraph" style:parent-style-name="Standard">
      <style:paragraph-properties fo:text-align="center" style:justify-single-word="false"/>
      <style:text-properties fo:font-size="9pt" style:font-size-asian="9pt"/>
    </style:style>
    <style:style style:name="P3" style:family="paragraph" style:parent-style-name="Standard">
      <style:text-properties fo:color="#000000" loext:opacity="100%" style:font-name="aakar" fo:font-size="12pt" fo:font-weight="normal" fo:background-color="#ffffff" style:font-size-asian="12pt" style:rfc-language-tag-asian="zh-Hans" style:language-asian="zh" style:script-asian="Hans" style:font-size-complex="12pt"/>
    </style:style>
    <style:style style:name="P4" style:family="paragraph" style:parent-style-name="Standard">
      <style:paragraph-properties style:line-height-at-least="0.503cm"/>
      <style:text-properties fo:color="#000000" loext:opacity="100%" style:font-name="aakar" fo:font-size="12pt" fo:font-weight="normal" fo:background-color="#ffffff" style:font-size-asian="12pt" style:font-size-complex="12pt"/>
    </style:style>
    <style:style style:name="P5" style:family="paragraph" style:parent-style-name="Frame_20_contents">
      <style:text-properties fo:color="#000000" loext:opacity="100%" fo:font-size="7.5pt" style:font-size-asian="7.5pt" style:font-size-complex="7.5pt"/>
    </style:style>
    <style:style style:name="P6" style:family="paragraph" style:parent-style-name="Standard">
      <style:text-properties style:rfc-language-tag-asian="zh-Hans" style:language-asian="zh" style:script-asian="Hans"/>
    </style:style>
    <style:style style:name="P7" style:family="paragraph" style:parent-style-name="Standard">
      <style:paragraph-properties style:line-height-at-least="0.503cm"/>
      <style:text-properties style:rfc-language-tag-asian="zh-Hans" style:language-asian="zh" style:script-asian="Hans"/>
    </style:style>
    <style:style style:name="P8" style:family="paragraph" style:parent-style-name="Standard">
      <style:paragraph-properties style:line-height-at-least="0.503cm"/>
      <style:text-properties fo:color="#3b3b3b" loext:opacity="100%" style:font-name="aakar" fo:font-size="10.5pt" fo:font-weight="normal" fo:background-color="#ffffff"/>
    </style:style>
    <style:style style:name="P9" style:family="paragraph" style:parent-style-name="Standard">
      <style:paragraph-properties style:line-height-at-least="0.503cm"/>
      <style:text-properties fo:color="#3b3b3b" loext:opacity="100%" style:font-name="aakar" fo:font-size="10.5pt" fo:font-weight="normal" fo:background-color="#ffffff" style:font-size-asian="10.5pt" style:font-size-complex="10.5pt"/>
    </style:style>
    <style:style style:name="P10" style:family="paragraph" style:parent-style-name="Standard">
      <style:paragraph-properties fo:margin-left="0cm" fo:margin-right="0cm" fo:text-indent="0cm" style:auto-text-indent="false"/>
      <style:text-properties fo:color="#3b3b3b" loext:opacity="100%" style:font-name="aakar" fo:font-size="10.5pt" fo:font-weight="normal" fo:background-color="#ffffff"/>
    </style:style>
    <style:style style:name="P11" style:family="paragraph" style:parent-style-name="Standard">
      <style:paragraph-properties style:line-height-at-least="0.503cm"/>
      <style:text-properties style:font-name="aakar"/>
    </style:style>
    <style:style style:name="P12" style:family="paragraph" style:parent-style-name="Standard">
      <style:paragraph-properties style:line-height-at-least="0.503cm"/>
      <style:text-properties style:font-name="aakar" fo:font-size="10.5pt" style:font-size-asian="10.5pt" style:font-size-complex="10.5pt"/>
    </style:style>
    <style:style style:name="P13" style:family="paragraph" style:parent-style-name="Standard">
      <style:text-properties style:font-name="aakar" fo:font-size="10.5pt" style:font-size-asian="10.5pt" style:font-size-complex="10.5pt"/>
    </style:style>
    <style:style style:name="P14" style:family="paragraph" style:parent-style-name="Standard">
      <style:text-properties style:font-name="aakar" fo:font-size="10.5pt" style:font-size-asian="10.5pt" style:rfc-language-tag-asian="zh-Hans" style:language-asian="zh" style:script-asian="Hans" style:font-size-complex="10.5pt"/>
    </style:style>
    <style:style style:name="P15" style:family="paragraph" style:parent-style-name="Standard">
      <style:text-properties fo:color="#666666" loext:opacity="100%"/>
    </style:style>
    <style:style style:name="P16" style:family="paragraph" style:parent-style-name="表格文字_28_左对齐_29_">
      <style:paragraph-properties fo:margin-top="0cm" fo:margin-bottom="0cm" style:contextual-spacing="false" fo:orphans="0" fo:widows="0"/>
      <style:text-properties fo:language="en" fo:country="US" style:language-asian="zh" style:country-asian="CN" style:font-name-complex="Times New Roman1" style:font-size-complex="10pt" style:language-complex="ar" style:country-complex="SA"/>
    </style:style>
    <style:style style:name="P17" style:family="paragraph" style:parent-style-name="表格文字强调_28_居中_29_">
      <style:paragraph-properties fo:margin-top="0cm" fo:margin-bottom="0cm" style:contextual-spacing="false" fo:orphans="0" fo:widows="0"/>
      <style:text-properties fo:language="en" fo:country="US" style:language-asian="zh" style:country-asian="CN" style:font-size-complex="10pt" style:language-complex="ar" style:country-complex="SA"/>
    </style:style>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margin-left="0cm" fo:margin-right="0cm" fo:text-indent="0cm" style:auto-text-indent="false"/>
    </style:style>
    <style:style style:name="P20" style:family="paragraph" style:parent-style-name="表格文字_28_左对齐_29_">
      <style:paragraph-properties fo:margin-top="0cm" fo:margin-bottom="0cm" style:contextual-spacing="false" fo:text-align="center" style:justify-single-word="false" fo:orphans="0" fo:widows="0"/>
      <style:text-properties fo:color="#b2b2b2" loext:opacity="100%" fo:language="en" fo:country="US" officeooo:rsid="0019c8bc" officeooo:paragraph-rsid="0019c8bc" style:language-asian="zh" style:country-asian="CN" style:font-name-complex="Times New Roman1" style:font-size-complex="10pt" style:language-complex="ar" style:country-complex="SA"/>
    </style:style>
    <style:style style:name="P21" style:family="paragraph" style:parent-style-name="Heading_20_1">
      <style:text-properties style:rfc-language-tag-asian="zh-Hans" style:language-asian="zh" style:script-asian="Hans"/>
    </style:style>
    <style:style style:name="P22" style:family="paragraph" style:parent-style-name="Standard" style:list-style-name="WWNum6"/>
    <style:style style:name="P23" style:family="paragraph">
      <loext:graphic-properties draw:fill="solid" draw:fill-color="#d9d9d9"/>
      <style:paragraph-properties fo:text-align="start"/>
      <style:text-properties fo:color="#000000" loext:opacity="100%" fo:font-size="18pt"/>
    </style:style>
    <style:style style:name="T1" style:family="text">
      <style:text-properties style:font-name-asian="宋体"/>
    </style:style>
    <style:style style:name="T2" style:family="text">
      <style:text-properties style:rfc-language-tag-asian="zh-Hans" style:language-asian="zh" style:script-asian="Hans"/>
    </style:style>
    <style:style style:name="T3" style:family="text">
      <style:text-properties officeooo:rsid="0013fe50" fo:background-color="#ffff00" loext:char-shading-value="0"/>
    </style:style>
    <style:style style:name="T4" style:family="text">
      <style:text-properties officeooo:rsid="0013fe11" fo:background-color="#ffff00" loext:char-shading-value="0"/>
    </style:style>
    <style:style style:name="T5" style:family="text">
      <style:text-properties officeooo:rsid="0014a3a4" fo:background-color="#ffff00" loext:char-shading-value="0"/>
    </style:style>
    <style:style style:name="T6" style:family="text">
      <style:text-properties officeooo:rsid="0014a3a4" fo:background-color="#ffff00" loext:char-shading-value="0" style:rfc-language-tag-asian="zh-Hans" style:language-asian="zh" style:script-asian="Hans"/>
    </style:style>
    <style:style style:name="T7" style:family="text">
      <style:text-properties officeooo:rsid="00165eed" fo:background-color="#ffff00" loext:char-shading-value="0" style:rfc-language-tag-asian="zh-Hans" style:language-asian="zh" style:script-asian="Hans"/>
    </style:style>
    <style:style style:name="T8" style:family="text">
      <style:text-properties fo:color="#af00db" loext:opacity="100%"/>
    </style:style>
    <style:style style:name="T9" style:family="text">
      <style:text-properties fo:color="#af00db" loext:opacity="100%" fo:font-weight="normal" fo:background-color="#ffffff" loext:char-shading-value="0" style:rfc-language-tag-asian="zh-Hans" style:language-asian="zh" style:script-asian="Hans"/>
    </style:style>
    <style:style style:name="T10" style:family="text">
      <style:text-properties fo:color="#af00db" loext:opacity="100%" fo:font-size="10.5pt" fo:font-weight="normal" fo:background-color="#ffffff" loext:char-shading-value="0"/>
    </style:style>
    <style:style style:name="T11" style:family="text">
      <style:text-properties fo:color="#a31515" loext:opacity="100%"/>
    </style:style>
    <style:style style:name="T12" style:family="text">
      <style:text-properties fo:color="#a31515" loext:opacity="100%" fo:font-weight="normal" fo:background-color="#ffffff" loext:char-shading-value="0"/>
    </style:style>
    <style:style style:name="T13" style:family="text">
      <style:text-properties fo:color="#a31515" loext:opacity="100%" fo:font-weight="normal" fo:background-color="#ffffff" loext:char-shading-value="0" style:rfc-language-tag-asian="zh-Hans" style:language-asian="zh" style:script-asian="Hans"/>
    </style:style>
    <style:style style:name="T14" style:family="text">
      <style:text-properties fo:color="#a31515" loext:opacity="100%" fo:font-size="10.5pt" fo:font-weight="normal" fo:background-color="#ffffff" loext:char-shading-value="0"/>
    </style:style>
    <style:style style:name="T15" style:family="text">
      <style:text-properties fo:color="#a31515" loext:opacity="100%" fo:font-size="10.5pt" fo:font-weight="normal" officeooo:rsid="0017f493" fo:background-color="#ffffff" loext:char-shading-value="0"/>
    </style:style>
    <style:style style:name="T16" style:family="text">
      <style:text-properties fo:color="#0000ff" loext:opacity="100%"/>
    </style:style>
    <style:style style:name="T17" style:family="text">
      <style:text-properties fo:color="#0000ff" loext:opacity="100%" fo:font-weight="normal" fo:background-color="#ffffff" loext:char-shading-value="0" style:rfc-language-tag-asian="zh-Hans" style:language-asian="zh" style:script-asian="Hans"/>
    </style:style>
    <style:style style:name="T18" style:family="text">
      <style:text-properties fo:color="#0000ff" loext:opacity="100%" fo:font-size="10.5pt" fo:font-weight="normal" fo:background-color="#ffffff" loext:char-shading-value="0"/>
    </style:style>
    <style:style style:name="T19" style:family="text">
      <style:text-properties fo:color="#000000" loext:opacity="100%"/>
    </style:style>
    <style:style style:name="T20" style:family="text">
      <style:text-properties fo:color="#000000" loext:opacity="100%" fo:font-size="10.5pt" fo:font-weight="normal" fo:background-color="#ffffff" loext:char-shading-value="0"/>
    </style:style>
    <style:style style:name="T21" style:family="text">
      <style:text-properties fo:color="#000000" loext:opacity="100%" fo:font-size="7.5pt" style:font-size-asian="7.5pt" style:font-size-complex="7.5pt"/>
    </style:style>
    <style:style style:name="T22" style:family="text">
      <style:text-properties fo:color="#795e26" loext:opacity="100%"/>
    </style:style>
    <style:style style:name="T23" style:family="text">
      <style:text-properties fo:color="#795e26" loext:opacity="100%" fo:font-weight="normal" fo:background-color="#ffffff" loext:char-shading-value="0"/>
    </style:style>
    <style:style style:name="T24" style:family="text">
      <style:text-properties fo:color="#795e26" loext:opacity="100%" fo:font-size="10.5pt" fo:font-weight="normal" fo:background-color="#ffffff" loext:char-shading-value="0"/>
    </style:style>
    <style:style style:name="T25" style:family="text">
      <style:text-properties fo:color="#001080" loext:opacity="100%"/>
    </style:style>
    <style:style style:name="T26" style:family="text">
      <style:text-properties fo:color="#001080" loext:opacity="100%" fo:font-weight="normal" fo:background-color="#ffffff" loext:char-shading-value="0"/>
    </style:style>
    <style:style style:name="T27" style:family="text">
      <style:text-properties fo:color="#001080" loext:opacity="100%" fo:font-size="10.5pt" fo:font-weight="normal" fo:background-color="#ffffff" loext:char-shading-value="0"/>
    </style:style>
    <style:style style:name="T28" style:family="text">
      <style:text-properties fo:color="#ee0000" loext:opacity="100%"/>
    </style:style>
    <style:style style:name="T29" style:family="text">
      <style:text-properties fo:color="#ee0000" loext:opacity="100%" fo:font-weight="normal" fo:background-color="#ffffff" loext:char-shading-value="0"/>
    </style:style>
    <style:style style:name="T30" style:family="text">
      <style:text-properties fo:color="#ee0000" loext:opacity="100%" fo:font-size="10.5pt" fo:font-weight="normal" fo:background-color="#ffffff" loext:char-shading-value="0"/>
    </style:style>
    <style:style style:name="T31" style:family="text">
      <style:text-properties fo:color="#098658" loext:opacity="100%"/>
    </style:style>
    <style:style style:name="T32" style:family="text">
      <style:text-properties fo:color="#098658" loext:opacity="100%" fo:font-size="10.5pt" fo:font-weight="normal" fo:background-color="#ffffff" loext:char-shading-value="0"/>
    </style:style>
    <style:style style:name="T33" style:family="text">
      <style:text-properties fo:color="#3b3b3b" loext:opacity="100%" fo:font-weight="normal" fo:background-color="#ffffff" loext:char-shading-value="0"/>
    </style:style>
    <style:style style:name="T34" style:family="text">
      <style:text-properties fo:color="#3b3b3b" loext:opacity="100%" fo:font-size="10.5pt" fo:font-weight="normal" fo:background-color="#ffffff" loext:char-shading-value="0"/>
    </style:style>
    <style:style style:name="T35" style:family="text">
      <style:text-properties officeooo:rsid="0017f493"/>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dash" draw:stroke-dash="Dash_20_Dot_20_1" svg:stroke-width="0.035cm" svg:stroke-color="#43729d" svg:stroke-linecap="butt" draw:fill="solid" draw:fill-color="#d9d9d9" draw:textarea-vertical-align="top" draw:auto-grow-height="false" fo:min-height="0.967cm" fo:min-width="14.515cm" fo:padding-top="0.127cm" fo:padding-bottom="0.127cm" fo:padding-left="0.254cm" fo:padding-right="0.254cm" fo:wrap-option="wrap" fo:margin-left="0cm" fo:margin-right="0.042cm" fo:margin-top="0cm" fo:margin-bottom="0.051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PT <text:span text:style-name="T1">SE</text:span> ICP Quiz -- Unit 0<text:span text:style-name="T1">3</text:span> Operators and Expressions<text:line-break/>Information Coding</text:p>
      <text:p text:style-name="Title"><draw:custom-shape text:anchor-type="as-char" draw:z-index="3" draw:name="形状1" draw:style-name="gr1" draw:text-style-name="P23" svg:width="15.022cm" svg:height="1.22cm"><text:p text:style-name="P5">If you are using LLM to help you in this quiz, you MUST write down 1) the name of the LLM and 2) the PROMPTS. Otherwise, you will get zero score if the instructor finds that you are using LLM.</text:p><text:p text:style-name="Frame_20_contents"><text:span text:style-name="T21">You may use the following table as a template, putting the table down to the title of each ques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able:table table:name="表格1" table:style-name="表格1">
        <table:table-column table:style-name="表格1.A"/>
        <table:table-column table:style-name="表格1.B"/>
        <table:table-row table:style-name="表格1.1">
          <table:table-cell table:style-name="表格1.A1" office:value-type="string">
            <text:p text:style-name="P17">Name of LLM</text:p>
          </table:table-cell>
          <table:table-cell table:style-name="表格1.B1" office:value-type="string">
            <text:p text:style-name="P17">Prompts</text:p>
          </table:table-cell>
        </table:table-row>
        <table:table-row table:style-name="表格1.1">
          <table:table-cell table:style-name="表格1.A2" office:value-type="string">
            <text:p text:style-name="P20">No LLM Used</text:p>
          </table:table-cell>
          <table:table-cell table:style-name="表格1.B2" office:value-type="string">
            <text:p text:style-name="P16"/>
          </table:table-cell>
        </table:table-row>
      </table:table>
      <text:p text:style-name="Standard"/>
      <text:h text:style-name="Heading_20_1" text:outline-level="1">The sizeof operator returns the __<text:span text:style-name="T3">size of </text:span><text:span text:style-name="T4">memory </text:span><text:span text:style-name="T3">(</text:span><text:span text:style-name="T4">Bytes</text:span><text:span text:style-name="T3">)</text:span>__ of the variable.</text:h>
      <text:h text:style-name="Heading_20_1" text:outline-level="1">The escape character “\n” represents ____<text:span text:style-name="T3">line feed</text:span>____, and its ASCII code is ____<text:span text:style-name="T3">10</text:span>____ (use decimal number)</text:h>
      <text:h text:style-name="Heading_20_1" text:outline-level="1">[ <text:span text:style-name="T5">F</text:span> ] T/F: Arithmetic operators only apply to numeric types.</text:h>
      <text:h text:style-name="Heading_20_1" text:outline-level="1">[ <text:span text:style-name="T5">T</text:span> ] T/F: Compound assignment operators change two variables.</text:h>
      <text:h text:style-name="Heading_20_1" text:outline-level="1"><text:span text:style-name="T2">[ </text:span><text:span text:style-name="T6">F</text:span><text:span text:style-name="T2"> ] T/F: Unicode and UTF-8 are all Character Sets.</text:span></text:h>
      <text:h text:style-name="Heading_20_1" text:outline-level="1"><text:span text:style-name="T2">A UTF-8 encoded character may occupy up to ____</text:span><text:span text:style-name="T7">1/2/3/4</text:span><text:span text:style-name="T2">____ bytes.</text:span></text:h>
      <text:h text:style-name="P21" text:outline-level="1">Write a program that takes two integer inputs and outputs the sum, difference, product, quotient and remainder. Use the +, -, *, / and % operators.</text:h>
      <text:p text:style-name="P3"><text:span text:style-name="T8">#include</text:span><text:span text:style-name="T11">&lt;stdio.h&gt;</text:span></text:p>
      <text:p text:style-name="P4"><text:span text:style-name="T16">int</text:span> <text:span text:style-name="T22">main</text:span>(<text:span text:style-name="T16">void</text:span>){</text:p>
      <text:p text:style-name="P4"><text:span text:style-name="T16"><text:s text:c="4"/>int</text:span> <text:span text:style-name="T25">num1</text:span>, <text:span text:style-name="T25">num2</text:span>;</text:p>
      <text:p text:style-name="P4"><text:span text:style-name="T16"><text:s text:c="4"/>int</text:span> <text:span text:style-name="T25">sum</text:span>, <text:span text:style-name="T25">diff</text:span>, <text:span text:style-name="T25">prod</text:span>, <text:span text:style-name="T25">quot</text:span>, <text:span text:style-name="T25">remainder</text:span>;</text:p>
      <text:p text:style-name="P4"><text:span text:style-name="T22"><text:s text:c="4"/>printf</text:span> (<text:span text:style-name="T11">"Please input 2 numbers</text:span><text:span text:style-name="T28">\n\a</text:span><text:span text:style-name="T11">"</text:span>);</text:p>
      <text:p text:style-name="P4"><text:span text:style-name="T22"><text:s text:c="4"/>scanf</text:span> (<text:span text:style-name="T11">"</text:span><text:span text:style-name="T25">%d</text:span><text:span text:style-name="T11"> </text:span><text:span text:style-name="T25">%d</text:span><text:span text:style-name="T11">"</text:span>, &amp;<text:span text:style-name="T25">num1</text:span>, &amp;<text:span text:style-name="T25">num2</text:span>);</text:p>
      <text:p text:style-name="P4"><text:span text:style-name="T25"><text:s text:c="4"/>sum</text:span> = <text:span text:style-name="T25">num1</text:span> + <text:span text:style-name="T25">num2</text:span>;</text:p>
      <text:p text:style-name="P4"><text:span text:style-name="T25"><text:s text:c="4"/>diff</text:span> = <text:span text:style-name="T25">num1</text:span> - <text:span text:style-name="T25">num2</text:span>;</text:p>
      <text:p text:style-name="P4"><text:span text:style-name="T25"><text:s text:c="4"/>prod</text:span> = <text:span text:style-name="T25">num1</text:span> * <text:span text:style-name="T25">num2</text:span>;</text:p>
      <text:p text:style-name="P4"><text:span text:style-name="T25"><text:s text:c="4"/>quot</text:span> = <text:span text:style-name="T25">num1</text:span>/<text:span text:style-name="T25">num2</text:span>;</text:p>
      <text:p text:style-name="P4"><text:span text:style-name="T25"><text:s text:c="4"/>remainder</text:span> = <text:span text:style-name="T25">num1</text:span> % <text:span text:style-name="T25">num2</text:span>;</text:p>
      <text:p text:style-name="P4"><text:span text:style-name="T22"><text:s text:c="4"/>printf</text:span>(<text:span text:style-name="T11">"The sum is </text:span><text:span text:style-name="T25">%d</text:span><text:span text:style-name="T28">\n</text:span><text:span text:style-name="T11">"</text:span>, <text:span text:style-name="T25">sum</text:span>);</text:p>
      <text:p text:style-name="P4"><text:span text:style-name="T22"><text:s text:c="4"/>printf</text:span>(<text:span text:style-name="T11">"The diff is </text:span><text:span text:style-name="T25">%d</text:span><text:span text:style-name="T28">\n</text:span><text:span text:style-name="T11">"</text:span>, <text:span text:style-name="T25">diff</text:span>);</text:p>
      <text:p text:style-name="P4"><text:span text:style-name="T22"><text:s text:c="4"/>printf</text:span>(<text:span text:style-name="T11">"The product is </text:span><text:span text:style-name="T25">%d</text:span><text:span text:style-name="T28">\n</text:span><text:span text:style-name="T11">"</text:span>, <text:span text:style-name="T25">prod</text:span>);</text:p>
      <text:p text:style-name="P4"><text:span text:style-name="T22"><text:s text:c="4"/>printf</text:span>(<text:span text:style-name="T11">"The quotient is </text:span><text:span text:style-name="T25">%d</text:span><text:span text:style-name="T28">\n</text:span><text:span text:style-name="T11">"</text:span>, <text:span text:style-name="T25">quot</text:span>);</text:p>
      <text:p text:style-name="P4"><text:span text:style-name="T22"><text:s text:c="4"/>printf</text:span>(<text:span text:style-name="T11">"The remainder is </text:span><text:span text:style-name="T25">%d</text:span><text:span text:style-name="T28">\n</text:span><text:span text:style-name="T11">"</text:span>, <text:span text:style-name="T25">remainder</text:span>);</text:p>
      <text:p text:style-name="P4"><text:span text:style-name="T8"><text:s text:c="4"/>return</text:span> <text:span text:style-name="T31">0</text:span>;</text:p>
      <text:p text:style-name="P4">}</text:p>
      <text:p text:style-name="P7"/>
      <text:p text:style-name="P6"/>
      <text:h text:style-name="P21" text:outline-level="1"><text:soft-page-break/>Write a program to input a year and check if it is a leap year using logical operators &amp;&amp; and ||.</text:h>
      <text:p text:style-name="P13"><text:span text:style-name="T9">#include</text:span><text:span text:style-name="T17"> </text:span><text:span text:style-name="T13">&lt;stdio.h&gt;</text:span></text:p>
      <text:p text:style-name="P9"><text:span text:style-name="T16">int</text:span> <text:span text:style-name="T22">main</text:span>() {</text:p>
      <text:p text:style-name="P9"><text:span text:style-name="T16"><text:s text:c="4"/>int</text:span> <text:span text:style-name="T25">year</text:span>;</text:p>
      <text:p text:style-name="P9"><text:span text:style-name="T22"><text:s text:c="4"/>printf</text:span>(<text:span text:style-name="T11">"Enter a year: "</text:span>);</text:p>
      <text:p text:style-name="P9"><text:span text:style-name="T22"><text:s text:c="4"/>scanf</text:span>(<text:span text:style-name="T11">"</text:span><text:span text:style-name="T25">%d</text:span><text:span text:style-name="T11">"</text:span>, <text:span text:style-name="T19">&amp;</text:span><text:span text:style-name="T25">year</text:span>);</text:p>
      <text:p text:style-name="P12"/>
      <text:p text:style-name="P9"><text:span text:style-name="T8"><text:s text:c="4"/>if</text:span> ((<text:span text:style-name="T25">year</text:span> <text:span text:style-name="T19">%</text:span> <text:span text:style-name="T31">4</text:span> <text:span text:style-name="T19">==</text:span> <text:span text:style-name="T31">0</text:span> <text:span text:style-name="T19">&amp;&amp;</text:span> <text:span text:style-name="T25">year</text:span> <text:span text:style-name="T19">%</text:span> <text:span text:style-name="T31">100</text:span> <text:span text:style-name="T19">!=</text:span> <text:span text:style-name="T31">0</text:span>) <text:span text:style-name="T19">||</text:span> (<text:span text:style-name="T25">year</text:span> <text:span text:style-name="T19">%</text:span> <text:span text:style-name="T31">400</text:span> <text:span text:style-name="T19">==</text:span> <text:span text:style-name="T31">0</text:span>)) {</text:p>
      <text:p text:style-name="P9"><text:span text:style-name="T22"><text:s text:c="8"/>printf</text:span>(<text:span text:style-name="T11">"</text:span><text:span text:style-name="T25">%d</text:span><text:span text:style-name="T11"> is a leap year.</text:span><text:span text:style-name="T28">\n</text:span><text:span text:style-name="T11">"</text:span>, <text:span text:style-name="T25">year</text:span>);} </text:p>
      <text:p text:style-name="P9"><text:span text:style-name="T8"><text:s text:c="4"/>else</text:span> {</text:p>
      <text:p text:style-name="P12"><text:span text:style-name="T23"><text:s text:c="8"/>printf</text:span><text:span text:style-name="T33">(</text:span><text:span text:style-name="T12">"</text:span><text:span text:style-name="T26">%d</text:span><text:span text:style-name="T12"> is not a leap year.</text:span><text:span text:style-name="T29">\n</text:span><text:span text:style-name="T12">"</text:span><text:span text:style-name="T33">, </text:span><text:span text:style-name="T26">year</text:span><text:span text:style-name="T33">);}</text:span></text:p>
      <text:p text:style-name="P9"><text:span text:style-name="T8"><text:s text:c="4"/>return</text:span> <text:span text:style-name="T31">0</text:span>;</text:p>
      <text:p text:style-name="P9">}</text:p>
      <text:p text:style-name="P14"/>
      <text:h text:style-name="Heading_20_1" text:outline-level="1">Write a program to input 5 numbers and find the largest and smallest using conditional and relational operators.</text:h>
      <text:p text:style-name="P11"><text:span text:style-name="T10">#include</text:span><text:span text:style-name="T18"> </text:span><text:span text:style-name="T14">&lt;stdio.h&gt;</text:span></text:p>
      <text:p text:style-name="P8"><text:span text:style-name="T16">int</text:span> <text:span text:style-name="T22">main</text:span>() {</text:p>
      <text:p text:style-name="P8"><text:span text:style-name="T16"><text:s text:c="4"/>int</text:span> <text:span text:style-name="T25">nums</text:span>[<text:span text:style-name="T31">5</text:span>];</text:p>
      <text:p text:style-name="P11"><text:span text:style-name="T18"><text:s text:c="4"/>int</text:span><text:span text:style-name="T34"> </text:span><text:span text:style-name="T27">largest</text:span><text:span text:style-name="T34">, </text:span><text:span text:style-name="T27">smallest</text:span><text:span text:style-name="T34">;</text:span></text:p>
      <text:p text:style-name="P8"><text:span text:style-name="T22"><text:s text:c="4"/>printf</text:span>(<text:span text:style-name="T11">"Enter 5 numbers:</text:span><text:span text:style-name="T28">\n</text:span><text:span text:style-name="T11">"</text:span>);</text:p>
      <text:p text:style-name="P8"><text:span text:style-name="T22"><text:s text:c="4"/>scanf</text:span>(<text:span text:style-name="T11">"</text:span><text:span text:style-name="T25">%d</text:span><text:span text:style-name="T11">"</text:span>, <text:span text:style-name="T19">&amp;</text:span><text:span text:style-name="T25">nums</text:span>[<text:span text:style-name="T25">i</text:span>]);</text:p>
      <text:p text:style-name="P11"><text:span text:style-name="T34"><text:s text:c="4"/></text:span><text:span text:style-name="T27">largest</text:span><text:span text:style-name="T34"> </text:span><text:span text:style-name="T20">=</text:span><text:span text:style-name="T34"> </text:span><text:span text:style-name="T27">nums</text:span><text:span text:style-name="T34">[</text:span><text:span text:style-name="T32">0</text:span><text:span text:style-name="T34">];</text:span></text:p>
      <text:p text:style-name="P8"><text:span text:style-name="T25"><text:s text:c="4"/>smallest</text:span> <text:span text:style-name="T19">=</text:span> <text:span text:style-name="T25">nums</text:span>[<text:span text:style-name="T31">0</text:span>];</text:p>
      <text:p text:style-name="P11"><text:span text:style-name="T10"><text:s text:c="4"/>for</text:span><text:span text:style-name="T34"> (i </text:span><text:span text:style-name="T20">=</text:span><text:span text:style-name="T34"> </text:span><text:span text:style-name="T32">1</text:span><text:span text:style-name="T34">; i </text:span><text:span text:style-name="T20">&lt;</text:span><text:span text:style-name="T34"> </text:span><text:span text:style-name="T32">5</text:span><text:span text:style-name="T34">; i</text:span><text:span text:style-name="T20">++</text:span><text:span text:style-name="T34">) {</text:span></text:p>
      <text:p text:style-name="P8"><text:span text:style-name="T8"><text:s text:c="8"/>if</text:span> (<text:span text:style-name="T25">nums</text:span>[i] <text:span text:style-name="T19">&gt;</text:span> largest) {</text:p>
      <text:p text:style-name="P8"><text:s text:c="12"/>largest <text:span text:style-name="T19">=</text:span> <text:span text:style-name="T25">nums</text:span>[i];</text:p>
      <text:p text:style-name="P8"><text:s text:c="8"/>}</text:p>
      <text:p text:style-name="P8"><text:span text:style-name="T8"><text:s text:c="8"/>if</text:span> (<text:span text:style-name="T25">nums</text:span>[i] <text:span text:style-name="T19">&lt;</text:span> smallest) {</text:p>
      <text:p text:style-name="P8"><text:s text:c="8"/>smallest <text:span text:style-name="T19">=</text:span> <text:span text:style-name="T25">nums</text:span>[i];</text:p>
      <text:p text:style-name="P8"><text:s text:c="8"/>}</text:p>
      <text:p text:style-name="P8"><text:s text:c="4"/>}</text:p>
      <text:p text:style-name="P11"><text:span text:style-name="T24"><text:s text:c="4"/>printf</text:span><text:span text:style-name="T34">(</text:span><text:span text:style-name="T14">"</text:span><text:span text:style-name="T15">The l</text:span><text:span text:style-name="T14">argest number </text:span><text:span text:style-name="T15">is</text:span><text:span text:style-name="T27">%d</text:span><text:span text:style-name="T30">\n</text:span><text:span text:style-name="T14">"</text:span><text:span text:style-name="T34">, largest);</text:span></text:p>
      <text:p text:style-name="P11"><text:span text:style-name="T24"><text:s text:c="4"/>printf</text:span><text:span text:style-name="T34">(</text:span><text:span text:style-name="T14">"</text:span><text:span text:style-name="T15">The s</text:span><text:span text:style-name="T14">mallest number </text:span><text:span text:style-name="T15">is</text:span><text:span text:style-name="T14">: </text:span><text:span text:style-name="T27">%d</text:span><text:span text:style-name="T30">\n</text:span><text:span text:style-name="T14">"</text:span><text:span text:style-name="T34">, </text:span><text:span text:style-name="T27">smallest</text:span><text:span text:style-name="T34">);</text:span></text:p>
      <text:p text:style-name="P8"><text:span text:style-name="T8"><text:s text:c="4"/>return</text:span> <text:span text:style-name="T31">0</text:span>;</text:p>
      <text:p text:style-name="P8">}</text:p>
      <text:p text:style-name="Standard"/>
      <text:p text:style-name="P15">//<text:span text:style-name="T35">I tried NOT to use array to solve this question, BUT that makes the code hard to read and more like shit code...</text:span></text:p>
      <text:p text:style-name="Standard"/>
      <text:p text:style-name="Standard"/>
      <text:h text:style-name="Heading_20_1" text:outline-level="1"><text:soft-page-break/>Write a program to separate and print the high and low bytes of an integer in hexadecimal format. The program should:</text:h>
      <text:list xml:id="list1511909432" text:style-name="WWNum6">
        <text:list-item>
          <text:p text:style-name="P22">Declare an integer variable and initialize it to any 4-byte value.</text:p>
        </text:list-item>
        <text:list-item>
          <text:p text:style-name="P22">To extract the high 2 bytes, right shift the integer 16 bits and print the result in hexadecimal format using printf("%X", high_bytes).</text:p>
        </text:list-item>
        <text:list-item>
          <text:p text:style-name="P22">To extract the low 2 bytes, mask the integer using the bitwise AND operator with 0x0000FFFF and print the result in hexadecimal format using printf("%X", low_bytes).</text:p>
        </text:list-item>
        <text:list-item>
          <text:p text:style-name="P22">Print the original integer value in hexadecimal format for comparison.</text:p>
        </text:list-item>
      </text:list>
      <text:p text:style-name="Standard">Example:</text:p>
      <text:p text:style-name="Standard"/>
      <text:p text:style-name="Standard">If integer x = 0x12345678;</text:p>
      <text:p text:style-name="Standard"/>
      <text:p text:style-name="Standard">High bytes: x &gt;&gt; 16 = 0x00001234</text:p>
      <text:p text:style-name="Standard">Low bytes: x &amp; 0xFFFF = 0x00005678</text:p>
      <text:p text:style-name="Standard"/>
      <text:p text:style-name="Standard">Printf statements would be:</text:p>
      <text:p text:style-name="Standard"/>
      <text:p text:style-name="Standard">printf("%X\n", x); // prints 12345678</text:p>
      <text:p text:style-name="Standard">printf("%X\n", x&gt;&gt;16); // prints 1234</text:p>
      <text:p text:style-name="Standard">printf("%X\n", x&amp;0xFFFF); // prints 5678</text:p>
      <text:p text:style-name="P18"/>
      <text:p text:style-name="P18"/>
      <text:p text:style-name="P10"><text:span text:style-name="T8">#include</text:span><text:span text:style-name="T16"> </text:span><text:span text:style-name="T11">&lt;stdio.h&gt;</text:span></text:p>
      <text:p text:style-name="P8"><text:span text:style-name="T16">int</text:span> <text:span text:style-name="T22">main</text:span>() {</text:p>
      <text:p text:style-name="P8"><text:span text:style-name="T16"><text:s text:c="4"/>unsigned</text:span> <text:span text:style-name="T16">int</text:span> <text:span text:style-name="T25">x</text:span>;</text:p>
      <text:p text:style-name="P8"><text:span text:style-name="T22"><text:s text:c="4"/>printf</text:span>(<text:span text:style-name="T11">"Enter a Hex Number: 0x"</text:span>);</text:p>
      <text:p text:style-name="P8"><text:span text:style-name="T22"><text:s text:c="4"/>scanf</text:span>(<text:span text:style-name="T11">"</text:span><text:span text:style-name="T25">%x</text:span><text:span text:style-name="T11">"</text:span>, <text:span text:style-name="T19">&amp;</text:span><text:span text:style-name="T25">x</text:span>);</text:p>
      <text:p text:style-name="P8"><text:span text:style-name="T22"><text:s text:c="4"/>printf</text:span>(<text:span text:style-name="T11">"</text:span><text:span text:style-name="T25">%X</text:span><text:span text:style-name="T28">\n</text:span><text:span text:style-name="T11">"</text:span>, <text:span text:style-name="T25">x</text:span>);</text:p>
      <text:p text:style-name="P8"><text:span text:style-name="T22"><text:s text:c="4"/>printf</text:span>(<text:span text:style-name="T11">"</text:span><text:span text:style-name="T25">%X</text:span><text:span text:style-name="T28">\n</text:span><text:span text:style-name="T11">"</text:span>, <text:span text:style-name="T25">x</text:span> <text:span text:style-name="T19">&gt;&gt;</text:span> <text:span text:style-name="T31">16</text:span>);</text:p>
      <text:p text:style-name="P8"><text:span text:style-name="T22"><text:s text:c="4"/>printf</text:span>(<text:span text:style-name="T11">"</text:span><text:span text:style-name="T25">%X</text:span><text:span text:style-name="T28">\n</text:span><text:span text:style-name="T11">"</text:span>, <text:span text:style-name="T25">x</text:span> <text:span text:style-name="T19">&amp;</text:span> <text:span text:style-name="T31">0xFFFF</text:span>);</text:p>
      <text:p text:style-name="P8"><text:span text:style-name="T8"><text:s text:c="4"/>return</text:span> <text:span text:style-name="T31">0</text:span>;</text:p>
      <text:p text:style-name="P8">}</text:p>
      <text:p text:style-name="P8"/>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wiss"/>
    <style:font-face style:name="Noto Sans CJK SC1" svg:font-family="'Noto Sans CJK SC'"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1" svg:font-family="'Times New Roman Bold'" style:font-family-generic="system" style:font-pitch="variable"/>
    <style:font-face style:name="Times New Roman1" svg:font-family="'Times New Roman'" style:font-family-generic="system" style:font-pitch="variable"/>
    <style:font-face style:name="Wingdings" svg:font-family="Wingdings" style:font-charset="x-symbol"/>
    <style:font-face style:name="aakar" svg:font-family="aakar" style:font-pitch="variable"/>
    <style:font-face style:name="宋体" svg:font-family="宋体" style:font-family-generic="system" style:font-pitch="variable"/>
    <style:font-face style:name="微软雅黑" svg:font-family="微软雅黑" style:font-family-generic="roman" style:font-pitch="variable"/>
    <style:font-face style:name="微软雅黑1" svg:font-family="微软雅黑" style:font-family-generic="system" style:font-pitch="variable"/>
    <style:font-face style:name="黑体" svg:font-family="黑体" style:font-family-generic="system" style:font-pitch="variable"/>
  </office:font-face-decls>
  <office:styles>
    <draw:stroke-dash draw:name="Dash_20_Dot_20_1" draw:display-name="Dash Dot 1" draw:style="rect" draw:dots1="1" draw:dots1-length="3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snap-to-layout-grid="false" style:writing-mode="lr-tb"/>
      <style:text-properties style:font-name="Times New Roman" fo:font-family="'Times New Roman'" style:font-family-generic="roman" style:font-pitch="variable" fo:font-size="10.5pt" style:letter-kerning="true" style:font-name-asian="宋体" style:font-family-asian="宋体" style:font-family-generic-asian="system" style:font-pitch-asian="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loext:linked-style-name="正文文本_20_字符" style:class="text">
      <style:paragraph-properties fo:margin-top="0cm" fo:margin-bottom="0.212cm" style:contextual-spacing="false"/>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Heading_20_1" style:display-name="Heading 1" style:family="paragraph" style:parent-style-name="Standard" style:next-style-name="Standard" loext:linked-style-name="标题_20_1_20_字符" style:default-outline-level="1" style:class="text">
      <style:paragraph-properties fo:margin-top="0.212cm" fo:margin-bottom="0.212cm" style:contextual-spacing="false" fo:keep-together="always" fo:keep-with-next="always"/>
      <style:text-properties style:letter-kerning="true" style:font-name-asian="微软雅黑1" style:font-family-asian="微软雅黑" style:font-family-generic-asian="system" style:font-pitch-asian="variable" style:font-size-complex="22pt"/>
    </style:style>
    <style:style style:name="Heading_20_2" style:display-name="Heading 2" style:family="paragraph" style:parent-style-name="Standard" style:next-style-name="Normal_20_Indent" loext:linked-style-name="标题_20_2_20_字符" style:default-outline-level="2" style:class="text">
      <style:paragraph-properties fo:margin-top="0.212cm" fo:margin-bottom="0.212cm" style:contextual-spacing="false" fo:keep-together="always" fo:keep-with-next="always"/>
      <style:text-properties style:font-name="微软雅黑" fo:font-family="微软雅黑" style:font-family-generic="roman" style:font-pitch="variable" fo:font-size="14pt" style:font-name-asian="微软雅黑1" style:font-family-asian="微软雅黑" style:font-family-generic-asian="system" style:font-pitch-asian="variable" style:font-size-asian="14pt" style:font-size-complex="14pt"/>
    </style:style>
    <style:style style:name="Heading_20_3" style:display-name="Heading 3" style:family="paragraph" style:parent-style-name="Standard" style:next-style-name="Normal_20_Indent" loext:linked-style-name="标题_20_3_20_字符" style:default-outline-level="3" style:class="text">
      <style:paragraph-properties fo:margin-top="0.212cm" fo:margin-bottom="0.212cm" style:contextual-spacing="false" fo:keep-together="always" fo:keep-with-next="always"/>
      <style:text-properties style:font-name="微软雅黑" fo:font-family="微软雅黑" style:font-family-generic="roman" style:font-pitch="variable" fo:font-size="12pt" style:font-name-asian="微软雅黑1" style:font-family-asian="微软雅黑" style:font-family-generic-asian="system" style:font-pitch-asian="variable" style:font-size-asian="12pt"/>
    </style:style>
    <style:style style:name="Heading_20_4" style:display-name="Heading 4" style:family="paragraph" style:parent-style-name="Standard" style:next-style-name="Normal_20_Indent" loext:linked-style-name="标题_20_4_20_字符" style:default-outline-level="4" style:class="text">
      <style:paragraph-properties fo:margin-top="0.212cm" fo:margin-bottom="0.212cm" style:contextual-spacing="false" fo:keep-together="always" fo:keep-with-next="always"/>
      <style:text-properties style:font-name="微软雅黑" fo:font-family="微软雅黑" style:font-family-generic="roman" style:font-pitch="variable" style:font-name-asian="微软雅黑1" style:font-family-asian="微软雅黑" style:font-family-generic-asian="system" style:font-pitch-asian="variable"/>
    </style:style>
    <style:style style:name="Heading_20_5" style:display-name="Heading 5" style:family="paragraph" style:parent-style-name="Standard" style:next-style-name="Normal_20_Indent" loext:linked-style-name="标题_20_5_20_字符" style:default-outline-level="5" style:list-style-name="WWNum2" style:list-level="5" style:class="text">
      <style:paragraph-properties fo:margin-top="0.212cm" fo:margin-bottom="0.212cm" style:contextual-spacing="false" fo:keep-together="always" fo:keep-with-next="always"/>
      <style:text-properties style:font-name="Arial" fo:font-family="Arial" style:font-family-generic="roman" style:font-pitch="variable" style:font-name-asian="微软雅黑1" style:font-family-asian="微软雅黑" style:font-family-generic-asian="system" style:font-pitch-asian="variable"/>
    </style:style>
    <style:style style:name="Heading_20_6" style:display-name="Heading 6" style:family="paragraph" style:parent-style-name="Standard" style:next-style-name="Standard" loext:linked-style-name="标题_20_6_20_字符" style:default-outline-level="6" style:list-style-name="WWNum2" style:list-level="6" style:class="text">
      <style:paragraph-properties fo:margin-top="0.423cm" fo:margin-bottom="0.113cm" style:contextual-spacing="false" fo:line-height="133%" fo:keep-together="always" fo:keep-with-next="always"/>
      <style:text-properties style:font-name="Arial" fo:font-family="Arial" style:font-family-generic="roman" style:font-pitch="variable" fo:font-size="12pt" fo:font-weight="bold" style:font-name-asian="黑体" style:font-family-asian="黑体" style:font-family-generic-asian="system" style:font-pitch-asian="variable" style:font-size-asian="12pt" style:font-weight-asian="bold"/>
    </style:style>
    <style:style style:name="Heading_20_7" style:display-name="Heading 7" style:family="paragraph" style:parent-style-name="Standard" style:next-style-name="Standard" loext:linked-style-name="标题_20_7_20_字符" style:default-outline-level="7" style:list-style-name="WWNum2" style:list-level="7" style:class="text">
      <style:paragraph-properties fo:margin-top="0.423cm" fo:margin-bottom="0.113cm" style:contextual-spacing="false" fo:line-height="133%" fo:keep-together="always" fo:keep-with-next="always"/>
      <style:text-properties fo:font-size="12pt" fo:font-weight="bold" style:font-size-asian="12pt" style:font-weight-asian="bold"/>
    </style:style>
    <style:style style:name="Heading_20_8" style:display-name="Heading 8" style:family="paragraph" style:parent-style-name="Standard" style:next-style-name="Standard" loext:linked-style-name="标题_20_8_20_字符" style:default-outline-level="8" style:list-style-name="WWNum2" style:list-level="8" style:class="text">
      <style:paragraph-properties fo:margin-top="0.423cm" fo:margin-bottom="0.113cm" style:contextual-spacing="false" fo:line-height="133%" fo:keep-together="always" fo:keep-with-next="always"/>
      <style:text-properties style:font-name="Arial" fo:font-family="Arial" style:font-family-generic="roman" style:font-pitch="variable" fo:font-size="12pt" style:font-name-asian="黑体" style:font-family-asian="黑体" style:font-family-generic-asian="system" style:font-pitch-asian="variable" style:font-size-asian="12pt"/>
    </style:style>
    <style:style style:name="Heading_20_9" style:display-name="Heading 9" style:family="paragraph" style:parent-style-name="Standard" style:next-style-name="Standard" loext:linked-style-name="标题_20_9_20_字符" style:default-outline-level="9" style:list-style-name="WWNum2" style:list-level="9" style:class="text">
      <style:paragraph-properties fo:margin-top="0.423cm" fo:margin-bottom="0.113cm" style:contextual-spacing="false" fo:line-height="133%" fo:keep-together="always" fo:keep-with-next="always"/>
      <style:text-properties style:font-name="Arial" fo:font-family="Arial" style:font-family-generic="roman" style:font-pitch="variable" style:font-name-asian="黑体" style:font-family-asian="黑体" style:font-family-generic-asian="system" style:font-pitch-asian="variable"/>
    </style:style>
    <style:style style:name="Normal_20_Indent" style:display-name="Normal Indent" style:family="paragraph" style:parent-style-name="Standard">
      <style:paragraph-properties fo:margin-left="0cm" fo:margin-right="0cm" fo:text-indent="0.353cm" style:auto-text-indent="false"/>
    </style:style>
    <style:style style:name="Contents_20_7" style:display-name="Contents 7" style:family="paragraph" style:parent-style-name="Standard" style:next-style-name="Standard" style:class="index">
      <style:paragraph-properties fo:margin-left="2.223cm" fo:margin-right="0cm" fo:text-align="start" style:justify-single-word="false" fo:text-indent="0cm" style:auto-text-indent="false"/>
      <style:text-properties fo:font-size="9pt" style:font-size-asian="9pt" style:font-size-complex="9pt"/>
    </style:style>
    <style:style style:name="List_20_Number_20_2" style:display-name="List Number 2" style:family="paragraph" style:parent-style-name="Standard" style:list-style-name="WWNum3">
      <style:paragraph-properties fo:margin-left="0cm" fo:margin-right="0cm" fo:margin-top="0cm" fo:margin-bottom="0cm" style:contextual-spacing="true" fo:text-indent="0cm" style:auto-text-indent="false"/>
      <style:text-properties fo:background-color="#ffffff"/>
    </style:style>
    <style:style style:name="E-mail_20_Signature" style:display-name="E-mail Signature" style:family="paragraph" style:parent-style-name="Standard" loext:linked-style-name="电子邮件签名_20_字符"/>
    <style:style style:name="List_20_Number" style:display-name="List Number" style:family="paragraph" style:parent-style-name="Standard" style:list-style-name="WWNum4">
      <style:paragraph-properties fo:margin-top="0cm" fo:margin-bottom="0cm" style:contextual-spacing="true"/>
    </style:style>
    <style:style style:name="caption" style:family="paragraph" style:parent-style-name="Standard" style:next-style-name="Normal_20_Indent">
      <style:paragraph-properties fo:margin-top="0.106cm" fo:margin-bottom="0.282cm" style:contextual-spacing="false" fo:text-align="center" style:justify-single-word="false"/>
      <style:text-properties style:font-name-asian="黑体" style:font-family-asian="黑体" style:font-family-generic-asian="system" style:font-pitch-asian="variable" style:font-size-complex="10.5pt"/>
    </style:style>
    <style:style style:name="Document_20_Map" style:display-name="Document Map" style:family="paragraph" style:parent-style-name="Standard" loext:linked-style-name="文档结构图_20_字符">
      <loext:graphic-properties draw:fill="solid" draw:fill-color="#000080"/>
      <style:paragraph-properties fo:background-color="#000080"/>
    </style:style>
    <style:style style:name="annotation_20_text" style:display-name="annotation text" style:family="paragraph" style:parent-style-name="Standard" loext:linked-style-name="批注文字_20_字符">
      <style:paragraph-properties fo:text-align="start" style:justify-single-word="false"/>
    </style:style>
    <style:style style:name="Body_20_Text_20_3" style:display-name="Body Text 3" style:family="paragraph" style:parent-style-name="Standard" loext:linked-style-name="正文文本_20_3_20_字符">
      <style:paragraph-properties fo:margin-top="0cm" fo:margin-bottom="0.212cm" style:contextual-spacing="false"/>
      <style:text-properties fo:font-size="8pt" style:font-size-asian="8pt" style:font-size-complex="8pt"/>
    </style:style>
    <style:style style:name="Text_20_body_20_indent" style:display-name="Text body indent" style:family="paragraph" style:parent-style-name="Standard" loext:linked-style-name="正文文本缩进_20_字符" style:class="text">
      <style:paragraph-properties fo:margin-left="0.741cm" fo:margin-right="0cm" fo:margin-top="0cm" fo:margin-bottom="0.212cm" style:contextual-spacing="false" fo:text-indent="0cm" style:auto-text-indent="false"/>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HTML_20_Address" style:display-name="HTML Address" style:family="paragraph" style:parent-style-name="Standard" loext:linked-style-name="HTML_20_地址_20_字符">
      <style:text-properties fo:font-style="italic" style:font-style-asian="italic" style:font-style-complex="italic"/>
    </style:style>
    <style:style style:name="Contents_20_5" style:display-name="Contents 5" style:family="paragraph" style:parent-style-name="Standard" style:next-style-name="Standard" style:class="index">
      <style:paragraph-properties fo:margin-left="1.482cm" fo:margin-right="0cm" fo:text-align="start" style:justify-single-word="false" fo:text-indent="0cm" style:auto-text-indent="false"/>
      <style:text-properties fo:font-size="9pt" style:font-size-asian="9pt" style:font-size-complex="9pt"/>
    </style:style>
    <style:style style:name="Contents_20_3" style:display-name="Contents 3" style:family="paragraph" style:parent-style-name="Standard" style:next-style-name="Standard" style:class="index">
      <style:paragraph-properties fo:margin-left="0.741cm" fo:margin-right="0cm" fo:text-align="start" style:justify-single-word="false" fo:text-indent="0cm" style:auto-text-indent="false"/>
      <style:text-properties fo:font-size="10pt" style:font-size-asian="10pt" style:font-style-complex="italic"/>
    </style:style>
    <style:style style:name="Contents_20_8" style:display-name="Contents 8" style:family="paragraph" style:parent-style-name="Standard" style:next-style-name="Standard" style:class="index">
      <style:paragraph-properties fo:margin-left="2.593cm" fo:margin-right="0cm" fo:text-align="start" style:justify-single-word="false" fo:text-indent="0cm" style:auto-text-indent="false"/>
      <style:text-properties fo:font-size="9pt" style:font-size-asian="9pt" style:font-size-complex="9pt"/>
    </style:style>
    <style:style style:name="Body_20_Text_20_Indent_20_2" style:display-name="Body Text Indent 2" style:family="paragraph" style:parent-style-name="Standard" loext:linked-style-name="正文文本缩进_20_2_20_字符">
      <style:paragraph-properties fo:margin-left="0.741cm" fo:margin-right="0cm" fo:margin-top="0cm" fo:margin-bottom="0.212cm" style:contextual-spacing="false" fo:line-height="200%" fo:text-indent="0cm" style:auto-text-indent="false"/>
    </style:style>
    <style:style style:name="Balloon_20_Text" style:display-name="Balloon Text" style:family="paragraph" style:parent-style-name="Standard" loext:linked-style-name="批注框文本_20_字符">
      <style:text-properties fo:font-size="9pt" style:font-size-asian="9pt" style:font-size-complex="9pt"/>
    </style:style>
    <style:style style:name="Header_20_and_20_Footer" style:display-name="Header and Footer" style:family="paragraph" style:parent-style-name="Standard" style:class="extra"/>
    <style:style style:name="Footer" style:family="paragraph" style:parent-style-name="Standard" loext:linked-style-name="页脚_20_字符"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size-complex="9pt"/>
    </style:style>
    <style:style style:name="envelope_20_return" style:display-name="envelope return" style:family="paragraph" style:parent-style-name="Standard">
      <style:text-properties style:font-name="Arial" fo:font-family="Arial" style:font-family-generic="roman" style:font-pitch="variable" style:font-name-complex="Arial1" style:font-family-complex="Arial" style:font-family-generic-complex="system" style:font-pitch-complex="variable"/>
    </style:style>
    <style:style style:name="Header" style:family="paragraph" style:parent-style-name="Standard" loext:linked-style-name="页眉_20_字符" style:class="extra">
      <style:paragraph-properties style:line-height-at-least="0.035cm" fo:text-align="center" style:justify-single-word="false" fo:padding-left="0cm" fo:padding-right="0cm" fo:padding-top="0cm" fo:padding-bottom="0.035cm" fo:border-left="none" fo:border-right="none" fo:border-top="none" fo:border-bottom="0.74pt solid #000000">
        <style:tab-stops>
          <style:tab-stop style:position="7.325cm" style:type="center"/>
          <style:tab-stop style:position="14.651cm" style:type="right"/>
        </style:tab-stops>
      </style:paragraph-properties>
      <style:text-properties fo:font-size="5pt" style:font-size-asian="5pt" style:font-size-complex="9pt"/>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ext-properties fo:text-transform="uppercase" fo:font-size="10pt" style:font-size-asian="10pt" style:font-weight-complex="bold"/>
    </style:style>
    <style:style style:name="Contents_20_4" style:display-name="Contents 4" style:family="paragraph" style:parent-style-name="Standard" style:next-style-name="Standard" style:class="index">
      <style:paragraph-properties fo:margin-left="1.109cm" fo:margin-right="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852cm" fo:margin-right="0cm" fo:text-align="start" style:justify-single-word="false" fo:text-indent="0cm" style:auto-text-indent="false"/>
      <style:text-properties fo:font-size="9pt" style:font-size-asian="9pt" style:font-size-complex="9pt"/>
    </style:style>
    <style:style style:name="Body_20_Text_20_Indent_20_3" style:display-name="Body Text Indent 3" style:family="paragraph" style:parent-style-name="Standard" loext:linked-style-name="正文文本缩进_20_3_20_字符">
      <style:paragraph-properties fo:margin-left="0.741cm" fo:margin-right="0cm" fo:margin-top="0cm" fo:margin-bottom="0.212cm" style:contextual-spacing="false" fo:text-indent="0cm" style:auto-text-indent="false"/>
      <style:text-properties fo:font-size="8pt" style:font-size-asian="8pt" style:font-size-complex="8pt"/>
    </style:style>
    <style:style style:name="table_20_of_20_figures" style:display-name="table of figures" style:family="paragraph" style:parent-style-name="Standard" style:next-style-name="Standard"/>
    <style:style style:name="Contents_20_2" style:display-name="Contents 2" style:family="paragraph" style:parent-style-name="Standard" style:next-style-name="Standard" style:class="index">
      <style:paragraph-properties fo:margin-left="0.37cm" fo:margin-right="0cm" fo:text-align="start" style:justify-single-word="false" fo:text-indent="0cm" style:auto-text-indent="false"/>
      <style:text-properties fo:font-variant="small-caps" fo:font-size="10pt" style:font-size-asian="10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fo:font-size="9pt" style:font-size-asian="9pt" style:font-size-complex="9pt"/>
    </style:style>
    <style:style style:name="Body_20_Text_20_2" style:display-name="Body Text 2" style:family="paragraph" style:parent-style-name="Standard" loext:linked-style-name="正文文本_20_2_20_字符">
      <style:paragraph-properties fo:margin-top="0cm" fo:margin-bottom="0.212cm" style:contextual-spacing="false" fo:line-height="200%"/>
    </style:style>
    <style:style style:name="HTML_20_Preformatted" style:display-name="HTML Preformatted" style:family="paragraph" style:parent-style-name="Standard" loext:linked-style-name="HTML_20_预设格式_20_字符">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Normal_20__28_Web_29_" style:display-name="Normal (Web)" style:family="paragraph" style:parent-style-name="Standard">
      <style:text-properties fo:font-size="12pt" style:font-size-asian="12pt" style:font-size-complex="12pt"/>
    </style:style>
    <style:style style:name="Title" style:family="paragraph" style:parent-style-name="Standard" loext:linked-style-name="标题_20_字符" style:class="chapter">
      <style:paragraph-properties fo:margin-top="0.423cm" fo:margin-bottom="0cm" style:contextual-spacing="false" fo:text-align="center" style:justify-single-word="false"/>
      <style:text-properties fo:font-size="14pt" fo:font-weight="bold" style:font-name-asian="Times New Roman1" style:font-family-asian="'Times New Roman'" style:font-family-generic-asian="system" style:font-pitch-asian="variable" style:font-size-asian="14pt" style:font-weight-asian="bold"/>
    </style:style>
    <style:style style:name="annotation_20_subject" style:display-name="annotation subject" style:family="paragraph" style:parent-style-name="annotation_20_text" style:next-style-name="annotation_20_text" loext:linked-style-name="批注主题_20_字符">
      <style:text-properties fo:font-weight="bold" style:font-weight-asian="bold" style:font-weight-complex="bold"/>
    </style:style>
    <style:style style:name="Body_20_Text_20_Indent" style:display-name="Body Text Indent" style:family="paragraph" style:parent-style-name="Text_20_body" loext:linked-style-name="正文文本首行缩进_20_字符">
      <style:paragraph-properties fo:margin-left="0cm" fo:margin-right="0cm" fo:text-indent="0.741cm" style:auto-text-indent="false"/>
    </style:style>
    <style:style style:name="Body_20_Text_20_First_20_Indent_20_2" style:display-name="Body Text First Indent 2" style:family="paragraph" style:parent-style-name="Text_20_body_20_indent" loext:linked-style-name="正文文本首行缩进_20_2_20_字符">
      <style:paragraph-properties fo:margin-left="0.741cm" fo:margin-right="0cm" fo:text-indent="0.741cm" style:auto-text-indent="false"/>
    </style:style>
    <style:style style:name="表格文字_28_居中_29_" style:display-name="表格文字(居中)" style:family="paragraph" style:parent-style-name="Normal_20_Indent">
      <style:paragraph-properties fo:margin-left="0cm" fo:margin-right="0cm" fo:text-align="center" style:justify-single-word="false" fo:text-indent="0cm" style:auto-text-indent="false"/>
    </style:style>
    <style:style style:name="表格文字_28_左对齐_29_" style:display-name="表格文字(左对齐)" style:family="paragraph" style:parent-style-name="Normal_20_Indent">
      <style:paragraph-properties fo:margin-left="0cm" fo:margin-right="0cm" fo:text-indent="0cm" style:auto-text-indent="false"/>
    </style:style>
    <style:style style:name="正文居中" style:family="paragraph" style:parent-style-name="Standard">
      <style:paragraph-properties fo:text-align="center" style:justify-single-word="false"/>
    </style:style>
    <style:style style:name="表格文字强调_28_居中_29_" style:display-name="表格文字强调(居中)" style:family="paragraph" style:parent-style-name="表格文字_28_左对齐_29_">
      <style:paragraph-properties fo:text-align="center" style:justify-single-word="false"/>
      <style:text-properties style:font-name="Times New Roman Bold" fo:font-family="'Times New Roman Bold'" style:font-family-generic="roman" style:font-pitch="variable" fo:font-weight="bold" style:font-weight-asian="bold" style:font-name-complex="Times New Roman Bold1" style:font-family-complex="'Times New Roman Bold'" style:font-family-generic-complex="system" style:font-pitch-complex="variable" style:font-weight-complex="bold"/>
    </style:style>
    <style:style style:name="表格文字强调_28_左对齐_29_" style:display-name="表格文字强调(左对齐)" style:family="paragraph" style:parent-style-name="Normal_20_Indent">
      <style:paragraph-properties fo:margin-left="0cm" fo:margin-right="0cm" fo:text-align="start" style:justify-single-word="false" fo:text-indent="0cm" style:auto-text-indent="false"/>
      <style:text-properties fo:font-weight="bold" style:font-weight-asian="bold"/>
    </style:style>
    <style:style style:name="次级标题" style:family="paragraph" style:parent-style-name="Standard" style:next-style-name="Standard">
      <style:paragraph-properties fo:margin-top="0.106cm" fo:margin-bottom="0.106cm" style:contextual-spacing="false" fo:text-align="center" style:justify-single-word="false"/>
      <style:text-properties fo:font-size="15pt" fo:font-weight="bold" style:font-size-asian="15pt" style:font-weight-asian="bold"/>
    </style:style>
    <style:style style:name="反显强调" style:family="paragraph" style:parent-style-name="Standard" loext:linked-style-name="反显强调_20_Char">
      <style:paragraph-properties fo:margin-left="0cm" fo:margin-right="0cm" fo:text-indent="0.741cm" style:auto-text-indent="false"/>
      <style:text-properties fo:color="#ffffff" loext:opacity="100%" style:font-size-complex="10.5pt"/>
    </style:style>
    <style:style style:name="居中强调" style:family="paragraph" style:parent-style-name="Standard">
      <style:paragraph-properties fo:text-align="center" style:justify-single-word="false"/>
      <style:text-properties fo:font-weight="bold" style:font-weight-asian="bold" style:font-weight-complex="bold"/>
    </style:style>
    <style:style style:name="列表文字" style:family="paragraph" style:parent-style-name="Standard" style:list-style-name="WWNum5"/>
    <style:style style:name="内部参考" style:family="paragraph" style:parent-style-name="Normal_20_Indent">
      <style:text-properties fo:color="#0000ff" loext:opacity="100%" fo:font-style="italic" style:font-style-asian="italic"/>
    </style:style>
    <style:style style:name="图表" style:family="paragraph" style:parent-style-name="Standard" style:next-style-name="caption">
      <style:paragraph-properties fo:text-align="center" style:justify-single-word="false" fo:keep-with-next="always"/>
    </style:style>
    <style:style style:name="文档主题" style:family="paragraph" style:parent-style-name="Title">
      <style:paragraph-properties fo:margin-top="0.212cm" fo:margin-bottom="0cm" style:contextual-spacing="false"/>
      <style:text-properties fo:font-size="18pt" style:font-size-asian="18pt"/>
    </style:style>
    <style:style style:name="页眉页脚文字" style:family="paragraph" style:parent-style-name="Standard">
      <style:text-properties fo:font-size="9pt" style:font-size-asian="9pt"/>
    </style:style>
    <style:style style:name="List_20_Paragraph" style:display-name="List Paragraph" style:family="paragraph" style:parent-style-name="Standard">
      <style:paragraph-properties fo:margin-left="0cm" fo:margin-right="0cm" fo:text-indent="0.741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ne_20_number" style:display-name="line number" style:family="text" style:parent-style-name="Default_20_Paragraph_20_Font"/>
    <style:style style:name="HTML_20_Definition" style:display-name="HTML Definition" style:family="text" style:parent-style-name="Default_20_Paragraph_20_Font">
      <style:text-properties fo:font-style="italic" style:font-style-asian="italic" style:font-style-complex="italic"/>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Acronym" style:display-name="HTML Acronym"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10.5pt" style:font-size-asian="10.5pt" style:font-size-complex="10.5pt"/>
    </style:style>
    <style:style style:name="HTML_20_Cite" style:display-name="HTML Cite"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地址_20_字符" style:display-name="HTML 地址 字符" style:family="text" style:parent-style-name="Default_20_Paragraph_20_Font" loext:linked-style-name="HTML_20_Address">
      <style:text-properties fo:font-size="10.5pt" fo:font-style="italic" style:letter-kerning="true" style:font-size-asian="10.5pt" style:font-style-asian="italic" style:font-style-complex="italic"/>
    </style:style>
    <style:style style:name="HTML_20_预设格式_20_字符" style:display-name="HTML 预设格式 字符" style:family="text" style:parent-style-name="Default_20_Paragraph_20_Font" loext:linked-style-name="HTML_20_Preformatted">
      <style:text-properties style:font-name="Courier New" fo:font-family="'Courier New'" style:font-family-generic="roman" style:font-pitch="variable" style:letter-kerning="true" style:font-name-complex="Courier New1" style:font-family-complex="'Courier New'" style:font-family-generic-complex="system" style:font-pitch-complex="variable"/>
    </style:style>
    <style:style style:name="标题_20_2_20_字符" style:display-name="标题 2 字符" style:family="text" style:parent-style-name="Default_20_Paragraph_20_Font">
      <style:text-properties style:font-name="微软雅黑" fo:font-family="微软雅黑" style:font-family-generic="roman" style:font-pitch="variable" fo:font-size="14pt" style:letter-kerning="true" style:font-name-asian="微软雅黑1" style:font-family-asian="微软雅黑" style:font-family-generic-asian="system" style:font-pitch-asian="variable" style:font-size-asian="14pt" style:font-size-complex="14pt"/>
    </style:style>
    <style:style style:name="标题_20_3_20_字符" style:display-name="标题 3 字符" style:family="text" style:parent-style-name="Default_20_Paragraph_20_Font">
      <style:text-properties style:font-name="微软雅黑" fo:font-family="微软雅黑" style:font-family-generic="roman" style:font-pitch="variable" fo:font-size="12pt" style:letter-kerning="true" style:font-name-asian="微软雅黑1" style:font-family-asian="微软雅黑" style:font-family-generic-asian="system" style:font-pitch-asian="variable" style:font-size-asian="12pt"/>
    </style:style>
    <style:style style:name="标题_20_4_20_字符" style:display-name="标题 4 字符" style:family="text" style:parent-style-name="Default_20_Paragraph_20_Font">
      <style:text-properties style:font-name="微软雅黑" fo:font-family="微软雅黑" style:font-family-generic="roman" style:font-pitch="variable" fo:font-size="10.5pt" style:letter-kerning="true" style:font-name-asian="微软雅黑1" style:font-family-asian="微软雅黑" style:font-family-generic-asian="system" style:font-pitch-asian="variable" style:font-size-asian="10.5pt"/>
    </style:style>
    <style:style style:name="标题_20_5_20_字符" style:display-name="标题 5 字符" style:family="text" style:parent-style-name="Default_20_Paragraph_20_Font">
      <style:text-properties style:font-name="Arial" fo:font-family="Arial" style:font-family-generic="roman" style:font-pitch="variable" fo:font-size="10.5pt" style:letter-kerning="true" style:font-name-asian="微软雅黑1" style:font-family-asian="微软雅黑" style:font-family-generic-asian="system" style:font-pitch-asian="variable" style:font-size-asian="10.5pt"/>
    </style:style>
    <style:style style:name="标题_20_6_20_字符" style:display-name="标题 6 字符" style:family="text" style:parent-style-name="Default_20_Paragraph_20_Font">
      <style:text-properties style:font-name="Arial" fo:font-family="Arial" style:font-family-generic="roman" style:font-pitch="variable" fo:font-size="12pt" fo:font-weight="bold" style:letter-kerning="true" style:font-name-asian="黑体" style:font-family-asian="黑体" style:font-family-generic-asian="system" style:font-pitch-asian="variable" style:font-size-asian="12pt" style:font-weight-asian="bold"/>
    </style:style>
    <style:style style:name="标题_20_7_20_字符" style:display-name="标题 7 字符" style:family="text" style:parent-style-name="Default_20_Paragraph_20_Font">
      <style:text-properties style:font-name="Times New Roman" fo:font-family="'Times New Roman'" style:font-family-generic="roman" style:font-pitch="variable" fo:font-size="12pt" fo:font-weight="bold" style:letter-kerning="true" style:font-name-asian="宋体" style:font-family-asian="宋体" style:font-family-generic-asian="system" style:font-pitch-asian="variable" style:font-size-asian="12pt" style:font-weight-asian="bold"/>
    </style:style>
    <style:style style:name="标题_20_8_20_字符" style:display-name="标题 8 字符" style:family="text" style:parent-style-name="Default_20_Paragraph_20_Font">
      <style:text-properties style:font-name="Arial" fo:font-family="Arial" style:font-family-generic="roman" style:font-pitch="variable" fo:font-size="12pt" style:letter-kerning="true" style:font-name-asian="黑体" style:font-family-asian="黑体" style:font-family-generic-asian="system" style:font-pitch-asian="variable" style:font-size-asian="12pt"/>
    </style:style>
    <style:style style:name="标题_20_9_20_字符" style:display-name="标题 9 字符" style:family="text" style:parent-style-name="Default_20_Paragraph_20_Font">
      <style:text-properties style:font-name="Arial" fo:font-family="Arial" style:font-family-generic="roman" style:font-pitch="variable" fo:font-size="10.5pt" style:letter-kerning="true" style:font-name-asian="黑体" style:font-family-asian="黑体" style:font-family-generic-asian="system" style:font-pitch-asian="variable" style:font-size-asian="10.5pt"/>
    </style:style>
    <style:style style:name="标题_20_字符" style:display-name="标题 字符" style:family="text" style:parent-style-name="Default_20_Paragraph_20_Font">
      <style:text-properties fo:font-size="14pt" fo:font-weight="bold" style:letter-kerning="true" style:font-name-asian="Times New Roman1" style:font-family-asian="'Times New Roman'" style:font-family-generic-asian="system" style:font-pitch-asian="variable" style:font-size-asian="14pt" style:font-weight-asian="bold"/>
    </style:style>
    <style:style style:name="电子邮件签名_20_字符" style:display-name="电子邮件签名 字符" style:family="text" style:parent-style-name="Default_20_Paragraph_20_Font" loext:linked-style-name="E-mail_20_Signature">
      <style:text-properties fo:font-size="10.5pt" style:letter-kerning="true" style:font-size-asian="10.5pt"/>
    </style:style>
    <style:style style:name="反显强调_20_Char" style:display-name="反显强调 Char" style:family="text" style:parent-style-name="Default_20_Paragraph_20_Font" loext:linked-style-name="反显强调">
      <style:text-properties fo:color="#ffffff" loext:opacity="100%" fo:font-size="10.5pt" style:letter-kerning="true" style:font-size-asian="10.5pt" style:font-size-complex="10.5pt"/>
    </style:style>
    <style:style style:name="批注框文本_20_字符" style:display-name="批注框文本 字符" style:family="text" style:parent-style-name="Default_20_Paragraph_20_Font" loext:linked-style-name="Balloon_20_Text">
      <style:text-properties fo:font-size="9pt" style:letter-kerning="true" style:font-size-asian="9pt" style:font-size-complex="9pt"/>
    </style:style>
    <style:style style:name="批注文字_20_字符" style:display-name="批注文字 字符" style:family="text" style:parent-style-name="Default_20_Paragraph_20_Font" loext:linked-style-name="annotation_20_text">
      <style:text-properties fo:font-size="10.5pt" style:letter-kerning="true" style:font-size-asian="10.5pt"/>
    </style:style>
    <style:style style:name="批注主题_20_字符" style:display-name="批注主题 字符" style:family="text" style:parent-style-name="批注文字_20_字符" loext:linked-style-name="annotation_20_subject">
      <style:text-properties fo:font-size="10.5pt" fo:font-weight="bold" style:letter-kerning="true" style:font-size-asian="10.5pt" style:font-weight-asian="bold" style:font-weight-complex="bold"/>
    </style:style>
    <style:style style:name="文档结构图_20_字符" style:display-name="文档结构图 字符" style:family="text" style:parent-style-name="Default_20_Paragraph_20_Font" loext:linked-style-name="Document_20_Map">
      <style:text-properties fo:font-size="10.5pt" style:letter-kerning="true" fo:background-color="#000080" style:font-size-asian="10.5pt"/>
    </style:style>
    <style:style style:name="页脚_20_字符" style:display-name="页脚 字符" style:family="text" style:parent-style-name="Default_20_Paragraph_20_Font">
      <style:text-properties fo:font-size="9pt" style:letter-kerning="true" style:font-size-asian="9pt" style:font-size-complex="9pt"/>
    </style:style>
    <style:style style:name="页眉_20_字符" style:display-name="页眉 字符" style:family="text" style:parent-style-name="Default_20_Paragraph_20_Font">
      <style:text-properties fo:font-size="5pt" style:letter-kerning="true" style:font-size-asian="5pt" style:font-size-complex="9pt"/>
    </style:style>
    <style:style style:name="正文文本_20_字符" style:display-name="正文文本 字符" style:family="text" style:parent-style-name="Default_20_Paragraph_20_Font">
      <style:text-properties fo:font-size="10.5pt" style:letter-kerning="true" style:font-size-asian="10.5pt"/>
    </style:style>
    <style:style style:name="正文文本首行缩进_20_字符" style:display-name="正文文本首行缩进 字符" style:family="text" style:parent-style-name="正文文本_20_字符" loext:linked-style-name="Body_20_Text_20_Indent">
      <style:text-properties fo:font-size="10.5pt" style:letter-kerning="true" style:font-size-asian="10.5pt"/>
    </style:style>
    <style:style style:name="正文文本缩进_20_字符" style:display-name="正文文本缩进 字符" style:family="text" style:parent-style-name="Default_20_Paragraph_20_Font">
      <style:text-properties fo:font-size="10.5pt" style:letter-kerning="true" style:font-size-asian="10.5pt"/>
    </style:style>
    <style:style style:name="正文文本首行缩进_20_2_20_字符" style:display-name="正文文本首行缩进 2 字符" style:family="text" style:parent-style-name="正文文本缩进_20_字符" loext:linked-style-name="Body_20_Text_20_First_20_Indent_20_2">
      <style:text-properties fo:font-size="10.5pt" style:letter-kerning="true" style:font-size-asian="10.5pt"/>
    </style:style>
    <style:style style:name="正文文本_20_2_20_字符" style:display-name="正文文本 2 字符" style:family="text" style:parent-style-name="Default_20_Paragraph_20_Font" loext:linked-style-name="Body_20_Text_20_2">
      <style:text-properties fo:font-size="10.5pt" style:letter-kerning="true" style:font-size-asian="10.5pt"/>
    </style:style>
    <style:style style:name="正文文本_20_3_20_字符" style:display-name="正文文本 3 字符" style:family="text" style:parent-style-name="Default_20_Paragraph_20_Font" loext:linked-style-name="Body_20_Text_20_3">
      <style:text-properties fo:font-size="8pt" style:letter-kerning="true" style:font-size-asian="8pt" style:font-size-complex="8pt"/>
    </style:style>
    <style:style style:name="正文文本缩进_20_2_20_字符" style:display-name="正文文本缩进 2 字符" style:family="text" style:parent-style-name="Default_20_Paragraph_20_Font" loext:linked-style-name="Body_20_Text_20_Indent_20_2">
      <style:text-properties fo:font-size="10.5pt" style:letter-kerning="true" style:font-size-asian="10.5pt"/>
    </style:style>
    <style:style style:name="正文文本缩进_20_3_20_字符" style:display-name="正文文本缩进 3 字符" style:family="text" style:parent-style-name="Default_20_Paragraph_20_Font" loext:linked-style-name="Body_20_Text_20_Indent_20_3">
      <style:text-properties fo:font-size="8pt" style:letter-kerning="true" style:font-size-asian="8pt" style:font-size-complex="8pt"/>
    </style:style>
    <style:style style:name="标题_20_1_20_字符" style:display-name="标题 1 字符" style:family="text" style:parent-style-name="Default_20_Paragraph_20_Font">
      <style:text-properties style:font-name="Times New Roman" fo:font-family="'Times New Roman'" style:font-family-generic="roman" style:font-pitch="variable" fo:font-size="10.5pt" style:letter-kerning="true" style:font-name-asian="微软雅黑1" style:font-family-asian="微软雅黑" style:font-family-generic-asian="system" style:font-pitch-asian="variable" style:font-size-asian="10.5pt" style:font-size-complex="22pt"/>
    </style:style>
    <style:style style:name="ts-alignment-element" style:family="text" style:parent-style-name="Default_20_Paragraph_20_Font"/>
    <style:style style:name="ts-alignment-element-highlighted" style:family="text" style:parent-style-name="Default_20_Paragraph_20_Font"/>
    <style:style style:name="代码" style:family="text" style:parent-style-name="正文文本_20_字符">
      <style:text-properties fo:font-variant="normal" fo:text-transform="none" style:text-line-through-style="none" style:text-line-through-type="none" style:text-position="0% 100%" style:font-name="Consolas" fo:font-family="Consolas" style:font-family-generic="roman" style:font-pitch="variable" fo:font-size="10.5pt" fo:font-style="italic" style:text-underline-style="none" style:letter-kerning="true" fo:background-color="#d8d8d8" style:font-size-asian="10.5pt" style:font-style-asian="italic" style:text-emphasize="none" text:display="tru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use-window-font-color="true" loext:opacity="0%" style:text-outline="false" style:text-line-through-style="none" style:text-line-through-type="none" style:text-position="0% 100%" fo:font-size="15pt" fo:font-style="normal" fo:text-shadow="none" style:text-underline-style="none" fo:font-weight="normal" style:font-name-asian="微软雅黑1" style:font-family-asian="微软雅黑" style:font-family-generic-asian="system" style:font-pitch-asian="variable" style:font-size-asian="15pt" style:font-style-asian="normal" style:font-weight-asian="normal" style:font-size-complex="18pt" style:font-relief="none" text:display="true"/>
    </style:style>
    <style:style style:name="ListLabel_20_11" style:display-name="ListLabel 11" style:family="text">
      <style:text-properties style:font-name="Arial" fo:font-family="Arial" style:font-family-generic="roman" style:font-pitch="variable" fo:font-size="16pt" fo:font-style="normal" fo:font-weight="normal" style:font-name-asian="黑体" style:font-family-asian="黑体" style:font-family-generic-asian="system" style:font-pitch-asian="variable" style:font-size-asian="16pt" style:font-style-asian="normal" style:font-weight-asian="normal" style:font-size-complex="16pt"/>
    </style:style>
    <style:style style:name="ListLabel_20_12" style:display-name="ListLabel 12" style:family="text">
      <style:text-properties style:font-name="Arial" fo:font-family="Arial" style:font-family-generic="roman" style:font-pitch="variable" fo:font-size="15pt" fo:font-style="normal" fo:font-weight="normal" style:font-name-asian="黑体" style:font-family-asian="黑体" style:font-family-generic-asian="system" style:font-pitch-asian="variable" style:font-size-asian="15pt" style:font-style-asian="normal" style:font-weight-asian="normal" style:font-size-complex="15pt"/>
    </style:style>
    <style:style style:name="ListLabel_20_13" style:display-name="ListLabel 13" style:family="text">
      <style:text-properties style:font-name="Arial" fo:font-family="Arial" style:font-family-generic="roman" style:font-pitch="variable" fo:font-size="14pt" fo:font-style="normal" fo:font-weight="normal" style:font-name-asian="黑体" style:font-family-asian="黑体" style:font-family-generic-asian="system" style:font-pitch-asian="variable" style:font-size-asian="14pt" style:font-style-asian="normal" style:font-weight-asian="normal" style:font-size-complex="14pt"/>
    </style:style>
    <style:style style:name="ListLabel_20_14" style:display-name="ListLabel 14" style:family="text">
      <style:text-properties style:font-name="Arial" fo:font-family="Arial" style:font-family-generic="roman" style:font-pitch="variable" fo:font-size="12pt" fo:font-style="normal" fo:font-weight="normal" style:font-name-asian="黑体" style:font-family-asian="黑体" style:font-family-generic-asian="system" style:font-pitch-asian="variable" style:font-size-asian="12pt" style:font-style-asian="normal" style:font-weight-asian="normal" style:font-size-complex="12pt"/>
    </style:style>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501cm" fo:text-indent="-1.501cm" fo:margin-left="1.501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5cm" fo:text-indent="-2.75cm" fo:margin-left="2.7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41cm"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ListLabel_20_22" loext:num-list-format=""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ListLabel_20_23" loext:num-list-format=""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ListLabel_20_24" loext:num-list-format=""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ListLabel_20_25" loext:num-list-format=""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ListLabel_20_26" loext:num-list-format=""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ListLabel_20_27" loext:num-list-format=""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ListLabel_20_28" loext:num-list-format=""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ListLabel_20_29" loext:num-list-format=""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loext:num-list-format="%1%)" style:num-suffix=")" style:num-format="1">
        <style:list-level-properties text:list-level-position-and-space-mode="label-alignment">
          <style:list-level-label-alignment text:label-followed-by="listtab" text:list-tab-stop-position="0.741cm" fo:text-indent="-0.75cm" fo:margin-left="1.4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Standard">
      <style:paragraph-properties fo:text-align="center" style:justify-single-word="false"/>
      <style:text-properties fo:font-size="9pt" style:font-size-asian="9pt"/>
    </style:style>
    <style:style style:name="MT1"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17.6cm" fo:page-height="25cm" style:num-format="1" style:print-orientation="portrait" fo:margin-top="0.751cm" fo:margin-bottom="0.4cm" fo:margin-left="1.27cm" fo:margin-right="1.27cm" style:writing-mode="lr-tb" style:layout-grid-color="#c0c0c0" style:layout-grid-lines="40" style:layout-grid-base-height="0.55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19cm" fo:margin-left="0cm" fo:margin-right="0cm" fo:margin-bottom="0.42cm" style:dynamic-spacing="true"/>
      </style:header-style>
      <style:footer-style>
        <style:header-footer-properties fo:min-height="0.87cm" fo:margin-left="0cm" fo:margin-right="0cm" fo:margin-top="0.7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图片 12" text:anchor-type="char" svg:x="13.411cm" svg:y="-0.116cm" svg:width="1.452cm" svg:height="0.512cm" draw:z-index="2"><draw:image xlink:href="Pictures/10000000000000580000001F84D8045FF773DCF2.png" xlink:type="simple" xlink:show="embed" xlink:actuate="onLoad" draw:mime-type="image/png"/></draw:frame>Computer School, Beijing University of Posts and Telecommunications<text:tab/>Yidong Cui ( <text:a xlink:type="simple" xlink:href="mailto:cyd@bupt.edu.cn" text:style-name="Internet_20_link" text:visited-style-name="Visited_20_Internet_20_Link"><text:span text:style-name="Internet_20_link">cyd@bupt.edu.cn</text:span></text:a> ) </text:p>
        <text:p text:style-name="MP1">This work is licensed under a Creative Commons Attribution-NonCommercial-ShareAlike 4.0 International License.</text:p>
      </style:header>
      <style:footer>
        <text:p text:style-name="MP2"><text:page-number text:select-page="current">3</text:page-number></text:p>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试题格式（试题与答卷合一形式，横版）</dc:title>
    <meta:initial-creator>cyd</meta:initial-creator>
    <meta:editing-cycles>85</meta:editing-cycles>
    <meta:print-date>2017-09-19T23:26:00</meta:print-date>
    <meta:creation-date>2017-02-28T15:47:00</meta:creation-date>
    <dc:date>2025-10-08T21:54:34.799100075</dc:date>
    <meta:editing-duration>PT6H6M8S</meta:editing-duration>
    <meta:generator>LibreOffice/7.3.7.2$Linux_X86_64 LibreOffice_project/30$Build-2</meta:generator>
    <meta:document-statistic meta:table-count="1" meta:image-count="1" meta:object-count="0" meta:page-count="3" meta:paragraph-count="92" meta:word-count="620" meta:character-count="3767" meta:non-whitespace-character-count="3027"/>
    <meta:user-defined meta:name="AppVersion">16.0000</meta:user-defined>
    <meta:user-defined meta:name="Company">jwc</meta:user-defined>
    <meta:user-defined meta:name="ICV">93A5C9CEE873F841D9EA0C654993826A_42</meta:user-defined>
    <meta:user-defined meta:name="KSOProductBuildVer">2052-6.1.0.8274</meta:user-defined>
    <meta:template xlink:type="simple" xlink:actuate="onRequest" xlink:title="Normal.dotm" xlink:href=""/>
  </office:meta>
</office:document-meta>
</file>